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1c33" officeooo:paragraph-rsid="00051c33"/>
    </style:style>
    <style:style style:name="P2" style:family="paragraph" style:parent-style-name="Standard">
      <style:text-properties officeooo:rsid="00093c09" officeooo:paragraph-rsid="00051c33"/>
    </style:style>
    <style:style style:name="P3" style:family="paragraph" style:parent-style-name="Standard">
      <style:text-properties officeooo:rsid="000bf8e7" officeooo:paragraph-rsid="000bf8e7"/>
    </style:style>
    <style:style style:name="P4" style:family="paragraph" style:parent-style-name="Standard">
      <style:text-properties officeooo:rsid="000cb021" officeooo:paragraph-rsid="000cb021"/>
    </style:style>
    <style:style style:name="P5" style:family="paragraph" style:parent-style-name="Standard">
      <style:text-properties officeooo:rsid="000cd05b" officeooo:paragraph-rsid="000cd05b"/>
    </style:style>
    <style:style style:name="T1" style:family="text">
      <style:text-properties officeooo:rsid="000bf8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:</text:p>
      <text:p text:style-name="P2"><text:line-break/><text:span text:style-name="T1">Devo stampare la area e perimetro di un rettangolo. Avendo in input base e altezza. </text:span></text:p>
      <text:p text:style-name="P3">Area = base * altezza</text:p>
      <text:p text:style-name="P3">Perimetro = base + base + altezza+ altezza</text:p>
      <text:p text:style-name="P3"/>
      <text:p text:style-name="P3">Prendo in input la base e l’ altezza , sfruttando la funzione LEGGI , ma modificata. <text:s/>Mi restituisce -1 se c’ è un input non valido, altrimenti il valore.<text:line-break/>Quindi io dopo aver chiamato la funzione, verifico il valore che ha restituito, e se è -1 , dopo aver dato un messaggio di errore lo faccio rinserire attraverso una etichetta.</text:p>
      <text:p text:style-name="P4">Una volta che ho verificato, metto il numero nella variabile.</text:p>
      <text:p text:style-name="P5">A questo punto utilizzando i registri corretti faro le 4 somme per il perimetro, e la moltiplicazione per l’ area , mettendo il risultato nel registro corretto per la funzione stampa(bx) , che mi stamperà area e perimetro ( in precedenza avevo avvisato di questa imminente stampa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2T21:07:28.050000000</dc:date>
    <meta:editing-duration>PT22M41S</meta:editing-duration>
    <meta:editing-cycles>7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7" meta:word-count="146" meta:character-count="828" meta:non-whitespace-character-count="686"/>
  </office:meta>
</office:document-meta>
</file>